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2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2"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2"/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02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102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02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procent</text:p>
          </table:table-cell>
          <table:table-cell table:style-name="Default"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årsdøgntrafik</text:p>
          </table:table-cell>
          <table:table-cell table:style-name="Default" office:value-type="float" office:value="20000">
            <text:p>20000</text:p>
          </table:table-cell>
          <table:table-cell table:number-columns-repeated="8"/>
        </table:table-row>
        <table:table-row table:style-name="ro1">
          <table:table-cell office:value-type="string">
            <text:p>Antal</text:p>
          </table:table-cell>
          <table:table-cell table:style-name="Default" table:formula="of:=[.B3]/100*[.B4]" office:value-type="float" office:value="15600">
            <text:p>15600</text:p>
          </table:table-cell>
          <table:table-cell table:number-columns-repeated="8"/>
        </table:table-row>
        <table:table-row table:style-name="ro1">
          <table:table-cell office:value-type="string">
            <text:p>Dage om året</text:p>
          </table:table-cell>
          <table:table-cell table:style-name="Default" office:value-type="float" office:value="222">
            <text:p>222</text:p>
          </table:table-cell>
          <table:table-cell table:number-columns-repeated="8"/>
        </table:table-row>
        <table:table-row table:style-name="ro1">
          <table:table-cell office:value-type="string">
            <text:p>Benzinpris</text:p>
          </table:table-cell>
          <table:table-cell table:style-name="ce3" office:value-type="currency" office:currency="DKK" office:value="12">
            <text:p>kr 12,00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3" table:number-columns-repeated="4"/>
          <table:table-cell table:number-columns-repeated="5"/>
        </table:table-row>
        <table:table-row table:style-name="ro1">
          <table:table-cell table:style-name="ce1"/>
          <table:table-cell table:style-name="ce4" office:value-type="string" table:number-columns-spanned="2" table:number-rows-spanned="1">
            <text:p>Med GreenFlow</text:p>
          </table:table-cell>
          <table:covered-table-cell table:style-name="ce5"/>
          <table:table-cell table:style-name="ce7"/>
          <table:table-cell table:style-name="ce4" office:value-type="string" table:number-columns-spanned="2" table:number-rows-spanned="1">
            <text:p>Uden GreenFlow</text:p>
          </table:table-cell>
          <table:covered-table-cell table:style-name="ce5"/>
          <table:table-cell table:style-name="ce7"/>
          <table:table-cell/>
          <table:table-cell table:style-name="ce9"/>
          <table:table-cell table:style-name="ce7"/>
        </table:table-row>
        <table:table-row table:style-name="ro1">
          <table:table-cell table:style-name="ce1" office:value-type="string">
            <text:p>% GreenFlow</text:p>
          </table:table-cell>
          <table:table-cell office:value-type="string">
            <text:p>Brændstof</text:p>
          </table:table-cell>
          <table:table-cell table:style-name="ce5" office:value-type="string">
            <text:p>Udgift pr bil</text:p>
          </table:table-cell>
          <table:table-cell table:style-name="ce7" office:value-type="string">
            <text:p>Udgift pr dag</text:p>
          </table:table-cell>
          <table:table-cell table:style-name="ce1" office:value-type="string">
            <text:p>Brændstof</text:p>
          </table:table-cell>
          <table:table-cell table:style-name="ce5" office:value-type="string">
            <text:p>Udgift pr bil</text:p>
          </table:table-cell>
          <table:table-cell table:style-name="ce7" office:value-type="string">
            <text:p>Udgift dag</text:p>
          </table:table-cell>
          <table:table-cell office:value-type="string">
            <text:p>Udgift pr dag</text:p>
          </table:table-cell>
          <table:table-cell table:style-name="ce9" office:value-type="string">
            <text:p>Udgift år</text:p>
          </table:table-cell>
          <table:table-cell table:style-name="ce7" office:value-type="string">
            <text:p>Sparet</text:p>
          </table:table-cell>
        </table:table-row>
        <table:table-row table:style-name="ro1">
          <table:table-cell table:style-name="ce2" office:value-type="string">
            <text:p>0</text:p>
          </table:table-cell>
          <table:table-cell office:value-type="float" office:value="0">
            <text:p>0</text:p>
          </table:table-cell>
          <table:table-cell table:style-name="ce6" table:formula="of:=[.B11]/1000*[.$B$7]" office:value-type="currency" office:currency="DKK" office:value="0">
            <text:p>kr 0,00</text:p>
          </table:table-cell>
          <table:table-cell table:style-name="ce8" table:formula="of:=[.C11]*[.$B$5]*([.A11]/100)" office:value-type="currency" office:currency="DKK" office:value="0">
            <text:p>kr 0,00</text:p>
          </table:table-cell>
          <table:table-cell table:style-name="ce1" office:value-type="float" office:value="150">
            <text:p>150</text:p>
          </table:table-cell>
          <table:table-cell table:style-name="ce5" table:formula="of:=[.E11]/1000*[.$B$7]" office:value-type="currency" office:currency="DKK" office:value="1.8">
            <text:p>kr 1,80</text:p>
          </table:table-cell>
          <table:table-cell table:style-name="ce8" table:formula="of:=[.$B$5]*[.F11]*((100-[.A11])/100)" office:value-type="currency" office:currency="DKK" office:value="28080">
            <text:p>kr 28.080,00</text:p>
          </table:table-cell>
          <table:table-cell table:style-name="ce3" table:formula="of:=[.D11]+[.G11]" office:value-type="currency" office:currency="DKK" office:value="28080">
            <text:p>kr 28.080,00</text:p>
          </table:table-cell>
          <table:table-cell table:style-name="ce10" table:formula="of:=[.H11]*[.$B$6]" office:value-type="currency" office:currency="DKK" office:value="6233760">
            <text:p>kr 6.233.760,00</text:p>
          </table:table-cell>
          <table:table-cell table:style-name="ce8" table:formula="of:=[.$I$11]-[.I11]" office:value-type="currency" office:currency="DKK" office:value="0">
            <text:p>kr 0,00</text:p>
          </table:table-cell>
        </table:table-row>
        <table:table-row table:style-name="ro1">
          <table:table-cell table:style-name="ce2" office:value-type="string">
            <text:p>10</text:p>
          </table:table-cell>
          <table:table-cell office:value-type="float" office:value="120">
            <text:p>120</text:p>
          </table:table-cell>
          <table:table-cell table:style-name="ce6" table:formula="of:=[.B12]/1000*[.$B$7]" office:value-type="currency" office:currency="DKK" office:value="1.44">
            <text:p>kr 1,44</text:p>
          </table:table-cell>
          <table:table-cell table:style-name="ce8" table:formula="of:=[.C12]*[.$B$5]*([.A12]/100)" office:value-type="currency" office:currency="DKK" office:value="2246.4">
            <text:p>kr 2.246,40</text:p>
          </table:table-cell>
          <table:table-cell table:style-name="ce1" office:value-type="float" office:value="145">
            <text:p>145</text:p>
          </table:table-cell>
          <table:table-cell table:style-name="ce5" table:formula="of:=[.E12]/1000*[.$B$7]" office:value-type="currency" office:currency="DKK" office:value="1.74">
            <text:p>kr 1,74</text:p>
          </table:table-cell>
          <table:table-cell table:style-name="ce8" table:formula="of:=[.$B$5]*[.F12]*((100-[.A12])/100)" office:value-type="currency" office:currency="DKK" office:value="24429.6">
            <text:p>kr 24.429,60</text:p>
          </table:table-cell>
          <table:table-cell table:style-name="ce3" table:formula="of:=[.D12]+[.G12]" office:value-type="currency" office:currency="DKK" office:value="26676">
            <text:p>kr 26.676,00</text:p>
          </table:table-cell>
          <table:table-cell table:style-name="ce10" table:formula="of:=[.H12]*[.$B$6]" office:value-type="currency" office:currency="DKK" office:value="5922072">
            <text:p>kr 5.922.072,00</text:p>
          </table:table-cell>
          <table:table-cell table:style-name="ce8" table:formula="of:=[.$I$11]-[.I12]" office:value-type="currency" office:currency="DKK" office:value="311687.999999999">
            <text:p>kr 311.688,00</text:p>
          </table:table-cell>
        </table:table-row>
        <table:table-row table:style-name="ro1">
          <table:table-cell table:style-name="ce2" office:value-type="string">
            <text:p>50</text:p>
          </table:table-cell>
          <table:table-cell office:value-type="float" office:value="120">
            <text:p>120</text:p>
          </table:table-cell>
          <table:table-cell table:style-name="ce6" table:formula="of:=[.B13]/1000*[.$B$7]" office:value-type="currency" office:currency="DKK" office:value="1.44">
            <text:p>kr 1,44</text:p>
          </table:table-cell>
          <table:table-cell table:style-name="ce8" table:formula="of:=[.C13]*[.$B$5]*([.A13]/100)" office:value-type="currency" office:currency="DKK" office:value="11232">
            <text:p>kr 11.232,00</text:p>
          </table:table-cell>
          <table:table-cell table:style-name="ce1" office:value-type="float" office:value="146">
            <text:p>146</text:p>
          </table:table-cell>
          <table:table-cell table:style-name="ce5" table:formula="of:=[.E13]/1000*[.$B$7]" office:value-type="currency" office:currency="DKK" office:value="1.752">
            <text:p>kr 1,75</text:p>
          </table:table-cell>
          <table:table-cell table:style-name="ce8" table:formula="of:=[.$B$5]*[.F13]*((100-[.A13])/100)" office:value-type="currency" office:currency="DKK" office:value="13665.6">
            <text:p>kr 13.665,60</text:p>
          </table:table-cell>
          <table:table-cell table:style-name="ce3" table:formula="of:=[.D13]+[.G13]" office:value-type="currency" office:currency="DKK" office:value="24897.6">
            <text:p>kr 24.897,60</text:p>
          </table:table-cell>
          <table:table-cell table:style-name="ce10" table:formula="of:=[.H13]*[.$B$6]" office:value-type="currency" office:currency="DKK" office:value="5527267.2">
            <text:p>kr 5.527.267,20</text:p>
          </table:table-cell>
          <table:table-cell table:style-name="ce8" table:formula="of:=[.$I$11]-[.I13]" office:value-type="currency" office:currency="DKK" office:value="706492.8">
            <text:p>kr 706.492,80</text:p>
          </table:table-cell>
        </table:table-row>
        <table:table-row table:style-name="ro1">
          <table:table-cell table:style-name="ce2" office:value-type="string">
            <text:p>100</text:p>
          </table:table-cell>
          <table:table-cell office:value-type="float" office:value="119">
            <text:p>119</text:p>
          </table:table-cell>
          <table:table-cell table:style-name="ce6" table:formula="of:=[.B14]/1000*[.$B$7]" office:value-type="currency" office:currency="DKK" office:value="1.428">
            <text:p>kr 1,43</text:p>
          </table:table-cell>
          <table:table-cell table:style-name="ce8" table:formula="of:=[.C14]*[.$B$5]*([.A14]/100)" office:value-type="currency" office:currency="DKK" office:value="22276.8">
            <text:p>kr 22.276,80</text:p>
          </table:table-cell>
          <table:table-cell table:style-name="ce1" office:value-type="float" office:value="0">
            <text:p>0</text:p>
          </table:table-cell>
          <table:table-cell table:style-name="ce5" table:formula="of:=[.E14]/1000*[.$B$7]" office:value-type="currency" office:currency="DKK" office:value="0">
            <text:p>kr 0,00</text:p>
          </table:table-cell>
          <table:table-cell table:style-name="ce8" table:formula="of:=[.$B$5]*[.F14]*((100-[.A14])/100)" office:value-type="currency" office:currency="DKK" office:value="0">
            <text:p>kr 0,00</text:p>
          </table:table-cell>
          <table:table-cell table:style-name="ce3" table:formula="of:=[.D14]+[.G14]" office:value-type="currency" office:currency="DKK" office:value="22276.8">
            <text:p>kr 22.276,80</text:p>
          </table:table-cell>
          <table:table-cell table:style-name="ce10" table:formula="of:=[.H14]*[.$B$6]" office:value-type="currency" office:currency="DKK" office:value="4945449.6">
            <text:p>kr 4.945.449,60</text:p>
          </table:table-cell>
          <table:table-cell table:style-name="ce8" table:formula="of:=[.$I$11]-[.I14]" office:value-type="currency" office:currency="DKK" office:value="1288310.4">
            <text:p>kr 1.288.310,40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>DKK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>DKK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e Mouritsen</meta:initial-creator>
    <meta:creation-date>2012-12-07T16:12:04</meta:creation-date>
    <dc:date>2012-12-07T16:50:47</dc:date>
    <dc:creator>Sabrine Mouritsen</dc:creator>
    <meta:editing-duration>PT35M43S</meta:editing-duration>
    <meta:editing-cycles>7</meta:editing-cycles>
    <meta:generator>LibreOffice/3.5$Linux_x86 LibreOffice_project/350m1$Build-2</meta:generator>
    <meta:document-statistic meta:table-count="3" meta:cell-count="62" meta:object-count="0"/>
  </office:meta>
</office:document-meta>
</file>